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2638in" svg:height="4.5067in" svg:x="0.7906in" svg:y="5.0717in">
            <draw:object draw:notify-on-update-of-ranges="Sheet1.A13:Sheet1.A18 Sheet1.B11:Sheet1.B11 Sheet1.B13:Sheet1.B18 Sheet1.A22:Sheet1.A27 Sheet1.B20:Sheet1.B20 Sheet1.B22:Sheet1.B27 Sheet1.A3:Sheet1.A10 Sheet1.B1:Sheet1.B1 Sheet1.B3:Sheet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2421in" svg:height="4.685in" svg:x="9.4228in" svg:y="5.176in">
            <draw:object draw:notify-on-update-of-ranges="Sheet1.C13:Sheet1.C19 Sheet1.B11:Sheet1.B11 Sheet1.D13:Sheet1.D19 Sheet1.C22:Sheet1.C27 Sheet1.B20:Sheet1.B20 Sheet1.D22:Sheet1.D27 Sheet1.C3:Sheet1.C10 Sheet1.B1:Sheet1.B1 Sheet1.D3:Sheet1.D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95in" svg:height="4.5594in" svg:x="6.2819in" svg:y="0.3555in">
            <draw:object draw:notify-on-update-of-ranges="Sheet1.E13:Sheet1.E19 Sheet1.B11:Sheet1.B11 Sheet1.F13:Sheet1.F19 Sheet1.E22:Sheet1.E27 Sheet1.B20:Sheet1.B20 Sheet1.F22:Sheet1.F27 Sheet1.E3:Sheet1.E10 Sheet1.B1:Sheet1.B1 Sheet1.F3:Sheet1.F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Drzewo czerwono-czar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dawanie (dane rosnące)</text:p>
          </table:table-cell>
          <table:table-cell/>
          <table:table-cell office:value-type="string" calcext:value-type="string">
            <text:p>Dodawanie (dane losowe)</text:p>
          </table:table-cell>
          <table:table-cell/>
          <table:table-cell office:value-type="string" calcext:value-type="string">
            <text:p>Szukani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66667" calcext:value-type="float">
            <text:p>0.00666667</text:p>
          </table:table-cell>
          <table:table-cell office:value-type="float" office:value="1" calcext:value-type="float">
            <text:p>1</text:p>
          </table:table-cell>
          <table:table-cell office:value-type="float" office:value="0.0113333" calcext:value-type="float">
            <text:p>0.0113333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10" calcext:value-type="float">
            <text:p>10</text:p>
          </table:table-cell>
          <table:table-cell office:value-type="float" office:value="0.0126667" calcext:value-type="float">
            <text:p>0.0126667</text:p>
          </table:table-cell>
          <table:table-cell office:value-type="float" office:value="10" calcext:value-type="float">
            <text:p>1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9" calcext:value-type="float">
            <text:p>0.029</text:p>
          </table:table-cell>
          <table:table-cell office:value-type="float" office:value="100" calcext:value-type="float">
            <text:p>100</text:p>
          </table:table-cell>
          <table:table-cell office:value-type="float" office:value="0.0756667" calcext:value-type="float">
            <text:p>0.0756667</text:p>
          </table:table-cell>
          <table:table-cell office:value-type="float" office:value="100" calcext:value-type="float">
            <text:p>100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21667" calcext:value-type="float">
            <text:p>0.321667</text:p>
          </table:table-cell>
          <table:table-cell office:value-type="float" office:value="1000" calcext:value-type="float">
            <text:p>1000</text:p>
          </table:table-cell>
          <table:table-cell office:value-type="float" office:value="0.633" calcext:value-type="float">
            <text:p>0.633</text:p>
          </table:table-cell>
          <table:table-cell office:value-type="float" office:value="1000" calcext:value-type="float">
            <text:p>1000</text:p>
          </table:table-cell>
          <table:table-cell office:value-type="float" office:value="0.0724" calcext:value-type="float">
            <text:p>0.07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.561" calcext:value-type="float">
            <text:p>5.561</text:p>
          </table:table-cell>
          <table:table-cell office:value-type="float" office:value="10000" calcext:value-type="float">
            <text:p>10000</text:p>
          </table:table-cell>
          <table:table-cell office:value-type="float" office:value="4.82833" calcext:value-type="float">
            <text:p>4.82833</text:p>
          </table:table-cell>
          <table:table-cell office:value-type="float" office:value="10000" calcext:value-type="float">
            <text:p>10000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6.842" calcext:value-type="float">
            <text:p>86.8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4.592" calcext:value-type="float">
            <text:p>64.5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.3118" calcext:value-type="float">
            <text:p>16.311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11.45" calcext:value-type="float">
            <text:p>1011.4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30.27" calcext:value-type="float">
            <text:p>1030.2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6.164" calcext:value-type="float">
            <text:p>236.16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86.7" calcext:value-type="float">
            <text:p>20086.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517.1" calcext:value-type="float">
            <text:p>19517.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80.48" calcext:value-type="float">
            <text:p>2780.48</text:p>
          </table:table-cell>
        </table:table-row>
        <table:table-row table:style-name="ro1">
          <table:table-cell/>
          <table:table-cell office:value-type="string" calcext:value-type="string">
            <text:p>Drzewo binarne bez balansowa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dawanie (dane rosnące)</text:p>
          </table:table-cell>
          <table:table-cell/>
          <table:table-cell office:value-type="string" calcext:value-type="string">
            <text:p>Dodawanie (dane losowe)</text:p>
          </table:table-cell>
          <table:table-cell/>
          <table:table-cell office:value-type="string" calcext:value-type="string">
            <text:p>Szukani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  <table:table-cell office:value-type="float" office:value="0.0021" calcext:value-type="float">
            <text:p>0.0021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  <table:table-cell office:value-type="float" office:value="10" calcext:value-type="float">
            <text:p>10</text:p>
          </table:table-cell>
          <table:table-cell office:value-type="float" office:value="0.0033" calcext:value-type="float">
            <text:p>0.0033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35" calcext:value-type="float">
            <text:p>0.135</text:p>
          </table:table-cell>
          <table:table-cell office:value-type="float" office:value="100" calcext:value-type="float">
            <text:p>100</text:p>
          </table:table-cell>
          <table:table-cell office:value-type="float" office:value="0.0285" calcext:value-type="float">
            <text:p>0.0285</text:p>
          </table:table-cell>
          <table:table-cell office:value-type="float" office:value="100" calcext:value-type="float">
            <text:p>10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781" calcext:value-type="float">
            <text:p>5.781</text:p>
          </table:table-cell>
          <table:table-cell office:value-type="float" office:value="1000" calcext:value-type="float">
            <text:p>1000</text:p>
          </table:table-cell>
          <table:table-cell office:value-type="float" office:value="0.5136" calcext:value-type="float">
            <text:p>0.5136</text:p>
          </table:table-cell>
          <table:table-cell office:value-type="float" office:value="1000" calcext:value-type="float">
            <text:p>1000</text:p>
          </table:table-cell>
          <table:table-cell office:value-type="float" office:value="0.1861" calcext:value-type="float">
            <text:p>0.186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26.059" calcext:value-type="float">
            <text:p>526.059</text:p>
          </table:table-cell>
          <table:table-cell office:value-type="float" office:value="10000" calcext:value-type="float">
            <text:p>10000</text:p>
          </table:table-cell>
          <table:table-cell office:value-type="float" office:value="4.2079" calcext:value-type="float">
            <text:p>4.2079</text:p>
          </table:table-cell>
          <table:table-cell office:value-type="float" office:value="10000" calcext:value-type="float">
            <text:p>10000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898" calcext:value-type="float">
            <text:p>1008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0.865" calcext:value-type="float">
            <text:p>220.8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.177" calcext:value-type="float">
            <text:p>100.177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46026.6" calcext:value-type="float">
            <text:p>46026.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257.2" calcext:value-type="float">
            <text:p>20257.2</text:p>
          </table:table-cell>
        </table:table-row>
        <table:table-row table:style-name="ro1">
          <table:table-cell/>
          <table:table-cell office:value-type="string" calcext:value-type="string">
            <text:p>Drzewo binarne z balansowani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dawanie (dane rosnące)</text:p>
          </table:table-cell>
          <table:table-cell/>
          <table:table-cell office:value-type="string" calcext:value-type="string">
            <text:p>Dodawanie (dane losowe)</text:p>
          </table:table-cell>
          <table:table-cell/>
          <table:table-cell office:value-type="string" calcext:value-type="string">
            <text:p>Szukani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33333" calcext:value-type="float">
            <text:p>0.00833333</text:p>
          </table:table-cell>
          <table:table-cell office:value-type="float" office:value="1" calcext:value-type="float">
            <text:p>1</text:p>
          </table:table-cell>
          <table:table-cell office:value-type="float" office:value="0.0106667" calcext:value-type="float">
            <text:p>0.0106667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66667" calcext:value-type="float">
            <text:p>0.00666667</text:p>
          </table:table-cell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office:value-type="float" office:value="10" calcext:value-type="float">
            <text:p>1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0667" calcext:value-type="float">
            <text:p>0.100667</text:p>
          </table:table-cell>
          <table:table-cell office:value-type="float" office:value="100" calcext:value-type="float">
            <text:p>100</text:p>
          </table:table-cell>
          <table:table-cell office:value-type="float" office:value="0.228" calcext:value-type="float">
            <text:p>0.228</text:p>
          </table:table-cell>
          <table:table-cell office:value-type="float" office:value="100" calcext:value-type="float">
            <text:p>100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585" calcext:value-type="float">
            <text:p>8.585</text:p>
          </table:table-cell>
          <table:table-cell office:value-type="float" office:value="1000" calcext:value-type="float">
            <text:p>1000</text:p>
          </table:table-cell>
          <table:table-cell office:value-type="float" office:value="9.77967" calcext:value-type="float">
            <text:p>9.77967</text:p>
          </table:table-cell>
          <table:table-cell office:value-type="float" office:value="1000" calcext:value-type="float">
            <text:p>1000</text:p>
          </table:table-cell>
          <table:table-cell office:value-type="float" office:value="0.0751" calcext:value-type="float">
            <text:p>0.075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10.136" calcext:value-type="float">
            <text:p>710.136</text:p>
          </table:table-cell>
          <table:table-cell office:value-type="float" office:value="10000" calcext:value-type="float">
            <text:p>10000</text:p>
          </table:table-cell>
          <table:table-cell office:value-type="float" office:value="1008.59" calcext:value-type="float">
            <text:p>1008.59</text:p>
          </table:table-cell>
          <table:table-cell office:value-type="float" office:value="10000" calcext:value-type="float">
            <text:p>10000</text:p>
          </table:table-cell>
          <table:table-cell office:value-type="float" office:value="0.5504" calcext:value-type="float">
            <text:p>0.550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9852.6" calcext:value-type="float">
            <text:p>99852.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1923" calcext:value-type="float">
            <text:p>1819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1468" calcext:value-type="float">
            <text:p>7.14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6:36:23.399856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4T16:36:42.915561715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1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91cm" svg:height="11.448cm" xlink:href=".." xlink:type="simple" chart:class="chart:scatter" chart:style-name="ch1">
        <chart:title svg:x="7.766cm" svg:y="0.364cm" chart:style-name="ch2">
          <text:p>Dodawanie (dane rosnące)</text:p>
        </chart:title>
        <chart:legend svg:x="14.186cm" svg:y="0cm" style:legend-expansion="custom" chartooo:width="6.804cm" chartooo:height="1.595cm" style:legend-expansion-aspect-ratio="4.26583072100314" chart:style-name="ch3"/>
        <chart:plot-area chart:style-name="ch4" table:cell-range-address="Sheet1.A13:Sheet1.B18 Sheet1.B3:Sheet1.B11 Sheet1.B20:Sheet1.B20 Sheet1.B22:Sheet1.B27 Sheet1.B1:Sheet1.B1" chart:data-source-has-labels="row" svg:x="1.43cm" svg:y="1.397cm" svg:width="19.142cm" svg:height="8.842cm">
          <chartooo:coordinate-region svg:x="2.977cm" svg:y="1.597cm" svg:width="16.852cm" svg:height="7.995cm"/>
          <chart:axis chart:dimension="x" chart:name="primary-x" chart:style-name="ch5">
            <chart:title svg:x="9.899cm" svg:y="10.467cm" chart:style-name="ch6">
              <text:p>Liczba danych</text:p>
            </chart:title>
          </chart:axis>
          <chart:axis chart:dimension="y" chart:name="primary-y" chart:style-name="ch5">
            <chart:title svg:x="0.451cm" svg:y="7.397cm" chart:style-name="ch7">
              <text:p>Czas wykonania [ms]</text:p>
            </chart:title>
            <chart:grid chart:style-name="ch8" chart:class="major"/>
          </chart:axis>
          <chart:series chart:style-name="ch9" chart:values-cell-range-address="Sheet1.B13:Sheet1.B18" chart:label-cell-address="Sheet1.B11:Sheet1.B11" chart:class="chart:scatter">
            <chart:domain table:cell-range-address="Sheet1.A13:Sheet1.A18"/>
            <chart:data-point chart:repeated="6"/>
          </chart:series>
          <chart:series chart:style-name="ch10" chart:values-cell-range-address="Sheet1.B22:Sheet1.B27" chart:label-cell-address="Sheet1.B20:Sheet1.B20" chart:class="chart:scatter">
            <chart:domain table:cell-range-address="Sheet1.A22:Sheet1.A27"/>
            <chart:data-point chart:repeated="6"/>
          </chart:series>
          <chart:series chart:style-name="ch11" chart:values-cell-range-address="Sheet1.B3:Sheet1.B10" chart:label-cell-address="Sheet1.B1:Sheet1.B1" chart:class="chart:scatter">
            <chart:domain table:cell-range-address="Sheet1.A3:Sheet1.A10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rzewo binarne bez balansowania</text:p>
                <draw:g>
                  <svg:desc>Sheet1.B11:Sheet1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rzewo binarne z balansowaniem</text:p>
                <draw:g>
                  <svg:desc>Sheet1.B20:Sheet1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rzewo czerwono-czarn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3:Sheet1.A18</svg:desc>
                </draw:g>
              </table:table-cell>
              <table:table-cell office:value-type="float" office:value="0.035">
                <text:p>0.035</text:p>
                <draw:g>
                  <svg:desc>Sheet1.B13:Sheet1.B18</svg:desc>
                </draw:g>
              </table:table-cell>
              <table:table-cell office:value-type="float" office:value="1">
                <text:p>1</text:p>
                <draw:g>
                  <svg:desc>Sheet1.A22:Sheet1.A27</svg:desc>
                </draw:g>
              </table:table-cell>
              <table:table-cell office:value-type="float" office:value="0.00833333">
                <text:p>0.00833333</text:p>
                <draw:g>
                  <svg:desc>Sheet1.B22:Sheet1.B27</svg:desc>
                </draw:g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00666667">
                <text:p>0.00666667</text:p>
                <draw:g>
                  <svg:desc>Sheet1.B3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1">
                <text:p>0.011</text:p>
              </table:table-cell>
              <table:table-cell office:value-type="float" office:value="10">
                <text:p>10</text:p>
              </table:table-cell>
              <table:table-cell office:value-type="float" office:value="0.00666667">
                <text:p>0.00666667</text:p>
              </table:table-cell>
              <table:table-cell office:value-type="float" office:value="10">
                <text:p>10</text:p>
              </table:table-cell>
              <table:table-cell office:value-type="float" office:value="0.00333333">
                <text:p>0.00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35">
                <text:p>0.135</text:p>
              </table:table-cell>
              <table:table-cell office:value-type="float" office:value="100">
                <text:p>100</text:p>
              </table:table-cell>
              <table:table-cell office:value-type="float" office:value="0.100667">
                <text:p>0.100667</text:p>
              </table:table-cell>
              <table:table-cell office:value-type="float" office:value="100">
                <text:p>10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5.781">
                <text:p>5.781</text:p>
              </table:table-cell>
              <table:table-cell office:value-type="float" office:value="1000">
                <text:p>1000</text:p>
              </table:table-cell>
              <table:table-cell office:value-type="float" office:value="8.585">
                <text:p>8.585</text:p>
              </table:table-cell>
              <table:table-cell office:value-type="float" office:value="1000">
                <text:p>1000</text:p>
              </table:table-cell>
              <table:table-cell office:value-type="float" office:value="0.321667">
                <text:p>0.321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526.059">
                <text:p>526.059</text:p>
              </table:table-cell>
              <table:table-cell office:value-type="float" office:value="10000">
                <text:p>10000</text:p>
              </table:table-cell>
              <table:table-cell office:value-type="float" office:value="710.136">
                <text:p>710.136</text:p>
              </table:table-cell>
              <table:table-cell office:value-type="float" office:value="10000">
                <text:p>10000</text:p>
              </table:table-cell>
              <table:table-cell office:value-type="float" office:value="5.561">
                <text:p>5.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00898">
                <text:p>100898</text:p>
              </table:table-cell>
              <table:table-cell office:value-type="float" office:value="100000">
                <text:p>100000</text:p>
              </table:table-cell>
              <table:table-cell office:value-type="float" office:value="99852.6">
                <text:p>99852.6</text:p>
              </table:table-cell>
              <table:table-cell office:value-type="float" office:value="100000">
                <text:p>100000</text:p>
              </table:table-cell>
              <table:table-cell office:value-type="float" office:value="86.842">
                <text:p>86.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011.45">
                <text:p>1011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20086.7">
                <text:p>20086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36cm" svg:height="11.901cm" xlink:href=".." xlink:type="simple" chart:class="chart:scatter" chart:style-name="ch1">
        <chart:title svg:x="7.845cm" svg:y="0.374cm" chart:style-name="ch2">
          <text:p>Dodawanie (dane losowe)</text:p>
        </chart:title>
        <chart:legend svg:x="13.746cm" svg:y="0cm" style:legend-expansion="custom" chartooo:width="6.32cm" chartooo:height="1.594cm" style:legend-expansion-aspect-ratio="3.96486825595985" chart:style-name="ch3"/>
        <chart:plot-area chart:style-name="ch4" table:cell-range-address="Sheet1.C13:Sheet1.D19 Sheet1.B11:Sheet1.B11 Sheet1.B20:Sheet1.B20 Sheet1.D22:Sheet1.D27 Sheet1.B1:Sheet1.B1 Sheet1.D3:Sheet1.D10" chart:data-source-has-labels="row" svg:x="1.429cm" svg:y="1.417cm" svg:width="19.089cm" svg:height="9.265cm">
          <chartooo:coordinate-region svg:x="2.976cm" svg:y="1.617cm" svg:width="16.799cm" svg:height="8.418cm"/>
          <chart:axis chart:dimension="x" chart:name="primary-x" chart:style-name="ch5">
            <chart:title svg:x="9.871cm" svg:y="10.92cm" chart:style-name="ch6">
              <text:p>Liczba danych</text:p>
            </chart:title>
          </chart:axis>
          <chart:axis chart:dimension="y" chart:name="primary-y" chart:style-name="ch5">
            <chart:title svg:x="0.451cm" svg:y="7.628cm" chart:style-name="ch7">
              <text:p>Czas wykonania [ms]</text:p>
            </chart:title>
            <chart:grid chart:style-name="ch8" chart:class="major"/>
          </chart:axis>
          <chart:series chart:style-name="ch9" chart:values-cell-range-address="Sheet1.D13:Sheet1.D19" chart:label-cell-address="Sheet1.B11:Sheet1.B11" chart:class="chart:scatter">
            <chart:domain table:cell-range-address="Sheet1.C13:Sheet1.C19"/>
            <chart:data-point chart:repeated="7"/>
          </chart:series>
          <chart:series chart:style-name="ch10" chart:values-cell-range-address="Sheet1.D22:Sheet1.D27" chart:label-cell-address="Sheet1.B20:Sheet1.B20" chart:class="chart:scatter">
            <chart:domain table:cell-range-address="Sheet1.C22:Sheet1.C27"/>
            <chart:data-point chart:repeated="6"/>
          </chart:series>
          <chart:series chart:style-name="ch11" chart:values-cell-range-address="Sheet1.D3:Sheet1.D10" chart:label-cell-address="Sheet1.B1:Sheet1.B1" chart:class="chart:scatter">
            <chart:domain table:cell-range-address="Sheet1.C3:Sheet1.C10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rzewo binarne bez balansowania</text:p>
                <draw:g>
                  <svg:desc>Sheet1.B11:Sheet1.B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rzewo binarne z balansowaniem</text:p>
                <draw:g>
                  <svg:desc>Sheet1.B20:Sheet1.B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rzewo czerwono-czarn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13:Sheet1.C19</svg:desc>
                </draw:g>
              </table:table-cell>
              <table:table-cell office:value-type="float" office:value="0.0021">
                <text:p>0.0021</text:p>
                <draw:g>
                  <svg:desc>Sheet1.D13:Sheet1.D19</svg:desc>
                </draw:g>
              </table:table-cell>
              <table:table-cell office:value-type="float" office:value="1">
                <text:p>1</text:p>
                <draw:g>
                  <svg:desc>Sheet1.C22:Sheet1.C27</svg:desc>
                </draw:g>
              </table:table-cell>
              <table:table-cell office:value-type="float" office:value="0.0106667">
                <text:p>0.0106667</text:p>
                <draw:g>
                  <svg:desc>Sheet1.D22:Sheet1.D27</svg:desc>
                </draw:g>
              </table:table-cell>
              <table:table-cell office:value-type="float" office:value="1">
                <text:p>1</text:p>
                <draw:g>
                  <svg:desc>Sheet1.C3:Sheet1.C10</svg:desc>
                </draw:g>
              </table:table-cell>
              <table:table-cell office:value-type="float" office:value="0.0113333">
                <text:p>0.0113333</text:p>
                <draw:g>
                  <svg:desc>Sheet1.D3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33">
                <text:p>0.0033</text:p>
              </table:table-cell>
              <table:table-cell office:value-type="float" office:value="10">
                <text:p>10</text:p>
              </table:table-cell>
              <table:table-cell office:value-type="float" office:value="0.006">
                <text:p>0.006</text:p>
              </table:table-cell>
              <table:table-cell office:value-type="float" office:value="10">
                <text:p>10</text:p>
              </table:table-cell>
              <table:table-cell office:value-type="float" office:value="0.0126667">
                <text:p>0.012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285">
                <text:p>0.0285</text:p>
              </table:table-cell>
              <table:table-cell office:value-type="float" office:value="100">
                <text:p>100</text:p>
              </table:table-cell>
              <table:table-cell office:value-type="float" office:value="0.228">
                <text:p>0.228</text:p>
              </table:table-cell>
              <table:table-cell office:value-type="float" office:value="100">
                <text:p>100</text:p>
              </table:table-cell>
              <table:table-cell office:value-type="float" office:value="0.0756667">
                <text:p>0.075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5136">
                <text:p>0.5136</text:p>
              </table:table-cell>
              <table:table-cell office:value-type="float" office:value="1000">
                <text:p>1000</text:p>
              </table:table-cell>
              <table:table-cell office:value-type="float" office:value="9.77967">
                <text:p>9.77967</text:p>
              </table:table-cell>
              <table:table-cell office:value-type="float" office:value="1000">
                <text:p>1000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4.2079">
                <text:p>4.2079</text:p>
              </table:table-cell>
              <table:table-cell office:value-type="float" office:value="10000">
                <text:p>10000</text:p>
              </table:table-cell>
              <table:table-cell office:value-type="float" office:value="1008.59">
                <text:p>1008.59</text:p>
              </table:table-cell>
              <table:table-cell office:value-type="float" office:value="10000">
                <text:p>10000</text:p>
              </table:table-cell>
              <table:table-cell office:value-type="float" office:value="4.82833">
                <text:p>4.82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220.865">
                <text:p>220.865</text:p>
              </table:table-cell>
              <table:table-cell office:value-type="float" office:value="100000">
                <text:p>100000</text:p>
              </table:table-cell>
              <table:table-cell office:value-type="float" office:value="181923">
                <text:p>181923</text:p>
              </table:table-cell>
              <table:table-cell office:value-type="float" office:value="100000">
                <text:p>100000</text:p>
              </table:table-cell>
              <table:table-cell office:value-type="float" office:value="64.592">
                <text:p>64.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46026.6">
                <text:p>4602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030.27">
                <text:p>1030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19517.1">
                <text:p>19517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94cm" svg:height="11.582cm" xlink:href=".." xlink:type="simple" chart:class="chart:scatter" chart:style-name="ch1">
        <chart:title svg:x="9.101cm" svg:y="0.367cm" chart:style-name="ch2">
          <text:p>Szukanie</text:p>
        </chart:title>
        <chart:legend svg:x="13.151cm" svg:y="0cm" style:legend-expansion="custom" chartooo:width="6.903cm" chartooo:height="1.403cm" style:legend-expansion-aspect-ratio="4.92017106200998" chart:style-name="ch3"/>
        <chart:plot-area chart:style-name="ch4" table:cell-range-address="Sheet1.E13:Sheet1.F19 Sheet1.B11:Sheet1.B11 Sheet1.B20:Sheet1.B20 Sheet1.F22:Sheet1.F27 Sheet1.B1:Sheet1.B1 Sheet1.F3:Sheet1.F10" chart:data-source-has-labels="row" svg:x="1.414cm" svg:y="1.403cm" svg:width="18.377cm" svg:height="8.967cm">
          <chartooo:coordinate-region svg:x="2.776cm" svg:y="1.602cm" svg:width="16.272cm" svg:height="8.121cm"/>
          <chart:axis chart:dimension="x" chart:name="primary-x" chart:style-name="ch5">
            <chart:title svg:x="9.5cm" svg:y="10.601cm" chart:style-name="ch6">
              <text:p>Liczba danych</text:p>
            </chart:title>
          </chart:axis>
          <chart:axis chart:dimension="y" chart:name="primary-y" chart:style-name="ch5">
            <chart:title svg:x="0.451cm" svg:y="7.465cm" chart:style-name="ch7">
              <text:p>Czas wykonania [ms]</text:p>
            </chart:title>
            <chart:grid chart:style-name="ch8" chart:class="major"/>
          </chart:axis>
          <chart:series chart:style-name="ch9" chart:values-cell-range-address="Sheet1.F13:Sheet1.F19" chart:label-cell-address="Sheet1.B11:Sheet1.B11" chart:class="chart:scatter">
            <chart:domain table:cell-range-address="Sheet1.E13:Sheet1.E19"/>
            <chart:data-point chart:repeated="7"/>
          </chart:series>
          <chart:series chart:style-name="ch10" chart:values-cell-range-address="Sheet1.F22:Sheet1.F27" chart:label-cell-address="Sheet1.B20:Sheet1.B20" chart:class="chart:scatter">
            <chart:domain table:cell-range-address="Sheet1.E22:Sheet1.E27"/>
            <chart:data-point chart:repeated="6"/>
          </chart:series>
          <chart:series chart:style-name="ch11" chart:values-cell-range-address="Sheet1.F3:Sheet1.F10" chart:label-cell-address="Sheet1.B1:Sheet1.B1" chart:class="chart:scatter">
            <chart:domain table:cell-range-address="Sheet1.E3:Sheet1.E10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rzewo binarne bez balansowania</text:p>
                <draw:g>
                  <svg:desc>Sheet1.B11:Sheet1.B1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rzewo binarne z balansowaniem</text:p>
                <draw:g>
                  <svg:desc>Sheet1.B20:Sheet1.B2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rzewo czerwono-czarn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13:Sheet1.E19</svg:desc>
                </draw:g>
              </table:table-cell>
              <table:table-cell office:value-type="float" office:value="0.0001">
                <text:p>0.0001</text:p>
                <draw:g>
                  <svg:desc>Sheet1.F13:Sheet1.F19</svg:desc>
                </draw:g>
              </table:table-cell>
              <table:table-cell office:value-type="float" office:value="1">
                <text:p>1</text:p>
                <draw:g>
                  <svg:desc>Sheet1.E22:Sheet1.E27</svg:desc>
                </draw:g>
              </table:table-cell>
              <table:table-cell office:value-type="float" office:value="0.0001">
                <text:p>0.0001</text:p>
                <draw:g>
                  <svg:desc>Sheet1.F22:Sheet1.F27</svg:desc>
                </draw:g>
              </table:table-cell>
              <table:table-cell office:value-type="float" office:value="1">
                <text:p>1</text:p>
                <draw:g>
                  <svg:desc>Sheet1.E3:Sheet1.E10</svg:desc>
                </draw:g>
              </table:table-cell>
              <table:table-cell office:value-type="float" office:value="0.0001">
                <text:p>0.0001</text:p>
                <draw:g>
                  <svg:desc>Sheet1.F3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5">
                <text:p>0.0005</text:p>
              </table:table-cell>
              <table:table-cell office:value-type="float" office:value="10">
                <text:p>10</text:p>
              </table:table-cell>
              <table:table-cell office:value-type="float" office:value="0.0003">
                <text:p>0.0003</text:p>
              </table:table-cell>
              <table:table-cell office:value-type="float" office:value="10">
                <text:p>10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3">
                <text:p>0.013</text:p>
              </table:table-cell>
              <table:table-cell office:value-type="float" office:value="100">
                <text:p>100</text:p>
              </table:table-cell>
              <table:table-cell office:value-type="float" office:value="0.0019">
                <text:p>0.0019</text:p>
              </table:table-cell>
              <table:table-cell office:value-type="float" office:value="100">
                <text:p>100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861">
                <text:p>0.1861</text:p>
              </table:table-cell>
              <table:table-cell office:value-type="float" office:value="1000">
                <text:p>1000</text:p>
              </table:table-cell>
              <table:table-cell office:value-type="float" office:value="0.0751">
                <text:p>0.0751</text:p>
              </table:table-cell>
              <table:table-cell office:value-type="float" office:value="1000">
                <text:p>1000</text:p>
              </table:table-cell>
              <table:table-cell office:value-type="float" office:value="0.0724">
                <text:p>0.0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24">
                <text:p>1.24</text:p>
              </table:table-cell>
              <table:table-cell office:value-type="float" office:value="10000">
                <text:p>10000</text:p>
              </table:table-cell>
              <table:table-cell office:value-type="float" office:value="0.5504">
                <text:p>0.5504</text:p>
              </table:table-cell>
              <table:table-cell office:value-type="float" office:value="10000">
                <text:p>10000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00.177">
                <text:p>100.177</text:p>
              </table:table-cell>
              <table:table-cell office:value-type="float" office:value="100000">
                <text:p>100000</text:p>
              </table:table-cell>
              <table:table-cell office:value-type="float" office:value="7.1468">
                <text:p>7.1468</text:p>
              </table:table-cell>
              <table:table-cell office:value-type="float" office:value="100000">
                <text:p>100000</text:p>
              </table:table-cell>
              <table:table-cell office:value-type="float" office:value="16.3118">
                <text:p>16.3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20257.2">
                <text:p>2025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236.164">
                <text:p>236.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2780.48">
                <text:p>2780.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